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ucida Grande" svg:font-family="'Lucida Grande', Arial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1" style:family="text">
      <style:text-properties officeooo:rsid="00022478"/>
    </style:style>
    <style:style style:name="T2" style:family="text">
      <style:text-properties officeooo:rsid="000333f8"/>
    </style:style>
    <style:style style:name="T3" style:family="text">
      <style:text-properties officeooo:rsid="0007481e"/>
    </style:style>
    <style:style style:name="T4" style:family="text">
      <style:text-properties fo:font-variant="normal" fo:text-transform="none" fo:color="#333333" style:font-name="Lucida Grande" fo:font-size="10.5pt" fo:letter-spacing="normal" fo:font-style="normal" fo:font-weight="normal"/>
    </style:style>
    <style:style style:name="T5" style:family="text">
      <style:text-properties fo:font-variant="normal" fo:text-transform="none" fo:color="#333333" style:font-name="Lucida Grande" fo:font-size="10.5pt" fo:letter-spacing="normal" fo:font-style="normal" fo:font-weight="normal" officeooo:rsid="0007481e"/>
    </style:style>
    <style:style style:name="T6" style:family="text">
      <style:text-properties fo:font-variant="normal" fo:text-transform="none" fo:color="#333333" style:font-name="Lucida Grande" fo:font-size="10.5pt" fo:letter-spacing="normal" fo:font-style="normal" fo:font-weight="normal" officeooo:rsid="0008f9c4"/>
    </style:style>
    <style:style style:name="T7" style:family="text">
      <style:text-properties fo:font-variant="normal" fo:text-transform="none" fo:color="#333333" style:font-name="Lucida Grande" fo:font-size="10.5pt" fo:letter-spacing="normal" fo:font-style="normal" fo:font-weight="normal" officeooo:rsid="0009f205"/>
    </style:style>
    <style:style style:name="T8" style:family="text">
      <style:text-properties fo:font-variant="normal" fo:text-transform="none" fo:color="#333333" style:font-name="Lucida Grande" fo:font-size="10.5pt" fo:letter-spacing="normal" fo:font-style="normal" fo:font-weight="normal" officeooo:rsid="000acdb0"/>
    </style:style>
    <style:style style:name="T9" style:family="text">
      <style:text-properties fo:language="es" fo:country="ES"/>
    </style:style>
    <style:style style:name="T10" style:family="text">
      <style:text-properties fo:language="es" fo:country="ES" officeooo:rsid="000333f8"/>
    </style:style>
    <style:style style:name="T11" style:family="text">
      <style:text-properties fo:language="es" fo:country="ES" officeooo:rsid="0007481e"/>
    </style:style>
    <style:style style:name="T12" style:family="text">
      <style:text-properties officeooo:rsid="0009f2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bookmark-start text:name="__DdeLink__0_2047388823"/>El objetivo de este proyecto es extraer información , fundamentalmente textos, de una web túristica para la explotación. Esta web contiene anuncios en los que se ofrecen descuentos para viajes y hoteles, y cada uno de ellas presenta información de ínteres (título, lugar, descripción, precio, descuento, etc).</text:p>
      <text:p text:style-name="Text_20_body"/>
      <text:p text:style-name="Text_20_body">El proceso se encuentra dividido en tres partes: </text:p>
      <text:p text:style-name="Text_20_body">- Extracción.</text:p>
      <text:p text:style-name="Text_20_body">- Almacenamiento.</text:p>
      <text:p text:style-name="Text_20_body">- Análisis. </text:p>
      <text:p text:style-name="Text_20_body"/>
      <text:p text:style-name="Text_20_body">La primera consiste en desarrollar una aplicación capaz de extraer datos de forma automatizada. Para ello se utiliza un framework llamado Scrapy, es simple y eficaz (cita) y permite exportar los resultados en diferentes formatos, entre ellos JSON.</text:p>
      <text:p text:style-name="Text_20_body"/>
      <text:p text:style-name="Text_20_body"><text:span text:style-name="T9">La segunda parte se basa en el almacenamiento de la información. Para ello se usa MongoDB, </text:span>una base de datos NoSQL,orientada a documentos. Estos documentos son almacenados en BSON, una representación binaria de JSON, lo que permite importar los resultados de la primera parte. </text:p>
      <text:p text:style-name="Text_20_body"/>
      <text:p text:style-name="Text_20_body">En la tercera parte anaizan y agrupan los datos (Clustering) en función de su contenido, para ello se emplean principalmente dos <text:s/>librerías: Natural Language Tool Kit (nltk) <text:s/>y Sklearn.</text:p>
      <text:p text:style-name="Text_20_body">Nltk permite trocear el texto en palabras, eliminando información innecesaria como símbolos, saltos de línea, números, etc. Posteriormente Sklearn permite realizar el análisis sintáctico propiamente dicho: contar la cantidad de palabras, exptraer las palabras más reelevantes y clustering en función de parámetros deseados (contenido del texto, estrellas, lugar).</text:p>
      <text:p text:style-name="Text_20_body">Además del Clustering, se realiza una representación gráfica bidimensional del mismo y una agregación que incluye cálculo de la media de precios y descuentos, y las palabras más reelevantes en función del lugar y las estrellas,</text:p>
      <text:p text:style-name="Text_20_body"/>
      <text:p text:style-name="Text_20_body">Finalmente cabe destacar que el presente proyecto está desarrollado integramente en Python y con software de código abierto. <text:bookmark-end text:name="__DdeLink__0_204738882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ucida Grande" svg:font-family="'Lucida Grande', Arial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2T19:09:33.285475301</meta:creation-date>
    <dc:date>2015-06-03T18:17:34.420896994</dc:date>
    <meta:editing-duration>PT1M20S</meta:editing-duration>
    <meta:editing-cycles>1</meta:editing-cycles>
    <meta:document-statistic meta:table-count="0" meta:image-count="0" meta:object-count="0" meta:page-count="1" meta:paragraph-count="11" meta:word-count="274" meta:character-count="1824" meta:non-whitespace-character-count="1555"/>
    <meta:generator>LibreOffice/4.3.7.2$Linux_X86_64 LibreOffice_project/430m0$Build-2</meta:generator>
  </office:meta>
</office:document-meta>
</file>